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6338666442539002988"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8768337468071195534"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6195183775070138641"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6617659396809054351"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072758828761963623" text:style-name="L5">
        <text:list-item>
          <text:list>
            <text:list-header>
              <text:p text:style-name="P107">0.75 mile splits: 9:06, 9:24, 8:13</text:p>
              <text:p text:style-name="P10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4084891447621127789"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4333089391334460525"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7668311943339614099"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41532621" text:continue-list="list4333089391334460525"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090380838092616229"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text:soft-page-break/></text:p>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0T21:31:42.88</dc:date>
    <dc:creator>James Lombardi</dc:creator>
    <meta:editing-duration>P7DT2H1M7S</meta:editing-duration>
    <meta:editing-cycles>603</meta:editing-cycles>
    <meta:generator>OpenOffice/4.1.2$Win32 OpenOffice.org_project/412m3$Build-9782</meta:generator>
    <meta:document-statistic meta:table-count="0" meta:image-count="0" meta:object-count="0" meta:page-count="72" meta:paragraph-count="1994" meta:word-count="22289" meta:character-count="112426"/>
  </office:meta>
</office:document-meta>
</file>